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YuGothic, 'Hiragino Kaku Gothic Pro', Meiry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style:line-height-at-least="0.64cm" fo:text-align="justify" style:justify-single-word="false" fo:orphans="2" fo:widows="2"/>
    </style:style>
    <style:style style:name="P2" style:family="paragraph" style:parent-style-name="Text_20_body">
      <style:paragraph-properties fo:margin-top="0cm" fo:margin-bottom="0cm" loext:contextual-spacing="false" style:line-height-at-least="0.64cm" fo:text-align="justify" style:justify-single-word="false" fo:orphans="2" fo:widows="2"/>
      <style:text-properties fo:font-variant="normal" fo:text-transform="none" fo:color="#000000" style:font-name="Lato" fo:font-size="12pt" fo:letter-spacing="normal" fo:font-style="normal" fo:font-weight="normal"/>
    </style:style>
    <style:style style:name="P3" style:family="paragraph" style:parent-style-name="Text_20_body">
      <style:paragraph-properties fo:margin-top="0cm" fo:margin-bottom="0cm" loext:contextual-spacing="false" style:line-height-at-least="0.64cm" fo:text-align="end" style:justify-single-word="false" fo:orphans="2" fo:widows="2"/>
      <style:text-properties fo:font-variant="normal" fo:text-transform="none" fo:color="#000000" style:font-name="Lato" fo:font-size="12pt" fo:letter-spacing="normal" fo:font-style="normal" fo:font-weight="bold" style:font-weight-asian="bold" style:font-weight-complex="bold"/>
    </style:style>
    <style:style style:name="P4" style:family="paragraph" style:parent-style-name="Text_20_body" style:master-page-name="HTML">
      <style:paragraph-properties fo:margin-top="0cm" fo:margin-bottom="0cm" loext:contextual-spacing="false" style:line-height-at-least="0.64cm" fo:text-align="center" style:justify-single-word="false" fo:orphans="2" fo:widows="2" style:page-number="auto"/>
    </style:style>
    <style:style style:name="T1" style:family="text">
      <style:text-properties fo:font-variant="normal" fo:text-transform="none" fo:color="#000000" style:font-name="Lato" fo:font-size="12pt" fo:letter-spacing="normal" fo:font-style="normal" fo:font-weight="bold"/>
    </style:style>
    <style:style style:name="T2" style:family="text">
      <style:text-properties fo:font-variant="normal" fo:text-transform="none" fo:color="#000000" style:font-name="Lato" fo:font-size="12pt" fo:letter-spacing="normal" fo:font-style="normal" fo:font-weight="bold" officeooo:rsid="001ae854"/>
    </style:style>
    <style:style style:name="T3" style:family="text">
      <style:text-properties fo:font-variant="normal" fo:text-transform="none" fo:color="#000000" style:font-name="Lato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Lato" fo:font-size="12pt" fo:letter-spacing="normal" fo:font-style="normal" fo:font-weight="normal" officeooo:rsid="00204d34"/>
    </style:style>
    <style:style style:name="T5" style:family="text">
      <style:text-properties fo:font-variant="normal" fo:text-transform="none" fo:color="#000000" fo:letter-spacing="normal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4"><text:span text:style-name="Emphasis"><text:span text:style-name="T1">Peregrinos e </text:span></text:span><text:span text:style-name="Emphasis"><text:span text:style-name="T2">E</text:span></text:span><text:span text:style-name="Emphasis"><text:span text:style-name="T1">strangeiros</text:span></text:span></text:p>
        <text:p text:style-name="P1"><text:span text:style-name="Emphasis"><text:span text:style-name="T4">(</text:span></text:span><text:a xlink:type="simple" xlink:href="https://bibliaonline.com.br/acf/gn/19/9" text:style-name="Internet_20_link" text:visited-style-name="Visited_20_Internet_20_Link"><text:span text:style-name="Emphasis"><text:span text:style-name="T3">Gn 19:9</text:span></text:span></text:a><text:span text:style-name="Emphasis"><text:span text:style-name="T4">)</text:span></text:span><text:span text:style-name="Emphasis"><text:span text:style-name="T3"> </text:span></text:span><text:span text:style-name="T3">Eles, porém, disseram: Sai daí. Disseram mais: Como estrangeiro este indivíduo veio aqui habitar, e quereria ser juiz em tudo? Agora te faremos mais mal a ti do que a eles…</text:span></text:p>
        <text:p text:style-name="P1"><text:span text:style-name="T3">Estas palavras foram ditas pelos homens de Sodoma a Ló, um estrangeiro, mas que em tudo queria opinar e se intrometer nas coisas daquela cidade. Assentar-se a porta dela, era a seu costume. </text:span><text:a xlink:type="simple" xlink:href="http://bibliaonline.com.br/acf/gn/19/1" text:style-name="Internet_20_link" text:visited-style-name="Visited_20_Internet_20_Link">Gn 19:1</text:a><text:span text:style-name="T3">.</text:span></text:p>
        <text:p text:style-name="P2"/>
        <text:p text:style-name="P1"><text:span text:style-name="T3">São palavras que podem ser ditas de muitos cristãos que embora peregrinos neste mundo em tudo querem interferir, às vezes até por estarem enfadados da vida dissoluta dos homens abomináveis (</text:span><text:a xlink:type="simple" xlink:href="http://bibliaonline.com.br/acf/2pe/2/7" text:style-name="Internet_20_link" text:visited-style-name="Visited_20_Internet_20_Link">2Pe 2:7</text:a><text:span text:style-name="T3">) e com o rumo que o mundo toma, querem, de algum modo “fazer a sua parte” na tentativa de melhorar o lugar onde habitam, mas todo esforço é vão, assim como foi para Sodoma o é para o mundo, ora, de um mundo que rejeitou e crucificou ao Senhor da glória (</text:span><text:a xlink:type="simple" xlink:href="http://bibliaonline.com.br/acf/1co/2/8" text:style-name="Internet_20_link" text:visited-style-name="Visited_20_Internet_20_Link">1Co 2:8</text:a><text:span text:style-name="T3">), como esperar melhoria?</text:span></text:p>
        <text:p text:style-name="P2"/>
        <text:p text:style-name="P1"><text:span text:style-name="T3">Muitas vezes nos esquecemos que se o Senhor quisesse que fizéssemos algo para melhorar o mundo ele mesmo teria rogado por ele, mas não o fez (</text:span><text:a xlink:type="simple" xlink:href="http://bibliaonline.com.br/acf/jo/17/9" text:style-name="Internet_20_link" text:visited-style-name="Visited_20_Internet_20_Link">Jo 17:9</text:a><text:span text:style-name="T3">), acaso somos mais sábios que o Senhor? De modo nenhum.</text:span></text:p>
        <text:p text:style-name="P2"/>
        <text:p text:style-name="P1"><text:span text:style-name="T3">Devemos ter sempre em mente que somos peregrinos e estrangeiros, nossa pátria não é esta, não temos aqui cidadania, Mas a nossa cidade está nos céus, de onde também esperamos o Salvador, o Senhor Jesus Cristo, (</text:span><text:a xlink:type="simple" xlink:href="http://bibliaonline.com.br/acf/fp/3/20" text:style-name="Internet_20_link" text:visited-style-name="Visited_20_Internet_20_Link">Fp 3:20</text:a><text:span text:style-name="T3">) num momento seremos levados daqui (</text:span><text:a xlink:type="simple" xlink:href="http://bibliaonline.com.br/acf/1co/15/52" text:style-name="Internet_20_link" text:visited-style-name="Visited_20_Internet_20_Link">1Co 15:52</text:a><text:span text:style-name="T3">), então perceberemos que todo tempo gasto na luta por um mundo melhor foi em vão.</text:span></text:p>
        <text:p text:style-name="P2"/>
        <text:p text:style-name="P2">Às vezes nos portamos como se este fosse nosso lar, como Ló, querendo ser Juiz em tudo.</text:p>
        <text:p text:style-name="P1"><text:span text:style-name="T3">Há ainda aqueles que não estão “na luta” “com a mão na massa”, mas são apoiadores de mão cheia, indignados e indignando a muitos a que tomem parte (partido), vituperando e blasfemando as autoridades e dignidades, agindo sem entendimento (</text:span><text:a xlink:type="simple" xlink:href="http://bibliaonline.com.br/acf/2pe/2/10" text:style-name="Internet_20_link" text:visited-style-name="Visited_20_Internet_20_Link">2Pe 2:10</text:a><text:span text:style-name="T3">).</text:span></text:p>
        <text:p text:style-name="P1"><text:span text:style-name="T3">Não sejamos meninos, nem intrusos, nos envolvendo no que não nos diz respeito, lembremo-nos de que só mais um poucochinho de tempo e o que há de vir virá e NÃO TARDARÁ (</text:span><text:a xlink:type="simple" xlink:href="http://bibliaonline.com.br/acf/hb/10/37" text:style-name="Internet_20_link" text:visited-style-name="Visited_20_Internet_20_Link">Hb 10:37</text:a><text:span text:style-name="T3">), fitemos nossos olhos nEle.</text:span></text:p>
        <text:p text:style-name="P3">Miguel Silv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YuGothic, 'Hiragino Kaku Gothic Pro', Meiry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15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00:07:26.446460924</meta:creation-date>
    <dc:date>2019-02-22T06:51:01.966618603</dc:date>
    <meta:generator>LibreOffice/6.0.7.3$Linux_X86_64 LibreOffice_project/00m0$Build-3</meta:generator>
    <meta:editing-duration>PT1M11S</meta:editing-duration>
    <meta:editing-cycles>6</meta:editing-cycles>
    <meta:document-statistic meta:table-count="0" meta:image-count="0" meta:object-count="0" meta:page-count="1" meta:paragraph-count="10" meta:word-count="355" meta:character-count="1993" meta:non-whitespace-character-count="1648"/>
  </office:meta>
</office:document-meta>
</file>